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d94" officeooo:paragraph-rsid="0002bd94"/>
    </style:style>
    <style:style style:name="P2" style:family="paragraph" style:parent-style-name="Standard">
      <style:text-properties officeooo:rsid="000444fc" officeooo:paragraph-rsid="000444fc"/>
    </style:style>
    <style:style style:name="P3" style:family="paragraph" style:parent-style-name="Standard">
      <style:text-properties officeooo:rsid="000444fc" officeooo:paragraph-rsid="000444fc"/>
    </style:style>
    <style:style style:name="P4" style:family="paragraph" style:parent-style-name="Standard">
      <style:text-properties officeooo:rsid="0005f130" officeooo:paragraph-rsid="0005f1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4"/>make clean <text:s text:c="2"/>-- to clean CPE EXE/OBJS </text:p>
      <text:p text:style-name="P1"><text:s text:c="14"/>make cloud_clean -- To clean the cloud exe alone </text:p>
      <text:p text:style-name="P1"><text:s text:c="14"/>make mbit-cloud -- To compile the cloud software alone from CPE makefile </text:p>
      <text:p text:style-name="P1"><text:s text:c="14"/>make </text:p>
      <text:p text:style-name="P1"><text:s text:c="14"/>make install </text:p>
      <text:p text:style-name="P1"/>
      <text:p text:style-name="P1"/>
      <text:p text:style-name="P1"/>
      <text:p text:style-name="P1"/>
      <text:p text:style-name="P2">{</text:p>
      <text:p text:style-name="P2"><text:s text:c="4"/>"sensor_data":</text:p>
      <text:p text:style-name="P2"><text:s text:c="25"/>[</text:p>
      <text:p text:style-name="P2"><text:s text:c="28"/>{ "imei": "867144030101115",</text:p>
      <text:p text:style-name="P2"><text:s text:c="31"/>"AssetClassCode": "MBIT IoT Gateway",</text:p>
      <text:p text:style-name="P2"><text:s text:c="31"/>"AssetId": "99407",</text:p>
      <text:p text:style-name="P2"><text:s text:c="31"/>"CustomerCode": "MBIT",</text:p>
      <text:p text:style-name="P2"><text:s text:c="31"/>"Eventtimestamp": "12/12/2019 07:24:09 "</text:p>
      <text:p text:style-name="P2"><text:tab/><text:tab/> <text:s text:c="6"/>,"xMagnitude":0,</text:p>
      <text:p text:style-name="P2"><text:tab/> <text:s text:c="18"/>"yMagnitude":0,</text:p>
      <text:p text:style-name="P2"><text:s text:c="31"/>"zMagnitude":0,</text:p>
      <text:p text:style-name="P2"><text:s text:c="31"/>"Pressure":0,</text:p>
      <text:p text:style-name="P2"><text:s text:c="31"/>"Altitude":0,</text:p>
      <text:p text:style-name="P2"><text:s text:c="31"/>"Temperature":0.000000,</text:p>
      <text:p text:style-name="P2"><text:s text:c="31"/>"Humidity":0</text:p>
      <text:p text:style-name="P2"><text:s text:c="32"/>},</text:p>
      <text:p text:style-name="P2"><text:s text:c="28"/>{ "imei": "867144030101115",</text:p>
      <text:p text:style-name="P2"><text:s text:c="32"/>"AssetClassCode": "MBIT IoT Gateway",</text:p>
      <text:p text:style-name="P2"><text:s text:c="33"/>"AssetId": "99407",</text:p>
      <text:p text:style-name="P2"><text:s text:c="33"/>"CustomerCode": "MBIT",</text:p>
      <text:p text:style-name="P2"><text:s text:c="33"/>"Eventtimestamp": "12/12/2019 07:24:14 ",</text:p>
      <text:p text:style-name="P2"><text:s text:c="33"/>"xMagnitude":0,</text:p>
      <text:p text:style-name="P2"><text:s text:c="33"/>"yMagnitude":0,</text:p>
      <text:p text:style-name="P2"><text:s text:c="32"/>"zMagnitude":0,</text:p>
      <text:p text:style-name="P2"><text:s text:c="32"/>"Pressure":0,</text:p>
      <text:p text:style-name="P2"><text:s text:c="31"/>"Altitude":0,</text:p>
      <text:p text:style-name="P2"><text:s text:c="31"/>"Temperature":0.000000,<text:line-break/> <text:s text:c="30"/>"Humidity":0</text:p>
      <text:p text:style-name="P2"><text:s text:c="29"/>},</text:p>
      <text:p text:style-name="P2"><text:s text:c="27"/>{</text:p>
      <text:p text:style-name="P2"><text:s text:c="30"/>"imei": "867144030101115",</text:p>
      <text:p text:style-name="P2"><text:s text:c="31"/>"AssetClassCode": "MBIT IoT Gateway",</text:p>
      <text:p text:style-name="P2"><text:s text:c="32"/>"AssetId": "99407",</text:p>
      <text:p text:style-name="P2"><text:s text:c="32"/>"CustomerCode": "MBIT",</text:p>
      <text:p text:style-name="P2"><text:s text:c="32"/>"Eventtimestamp": "12/12/2019 07:24:19 ",</text:p>
      <text:p text:style-name="P2"><text:s text:c="32"/>"xMagnitude":0,</text:p>
      <text:p text:style-name="P2"><text:s text:c="32"/>"yMagnitude":0,</text:p>
      <text:p text:style-name="P2"><text:s text:c="32"/>"zMagnitude":0,</text:p>
      <text:p text:style-name="P2"><text:s text:c="31"/>"Pressure":0,</text:p>
      <text:p text:style-name="P2"><text:s text:c="31"/>"Altitude":0,</text:p>
      <text:p text:style-name="P2"><text:s text:c="31"/>"Temperature":0.000000,</text:p>
      <text:p text:style-name="P2"><text:s text:c="30"/>"Humidity":0</text:p>
      <text:p text:style-name="P2"><text:s text:c="25"/>},</text:p>
      <text:p text:style-name="P2"><text:soft-page-break/><text:s text:c="27"/>{ "imei": "867144030101115",</text:p>
      <text:p text:style-name="P2"><text:s text:c="30"/>"AssetClassCode": "MBIT IoT Gateway",</text:p>
      <text:p text:style-name="P2"><text:s text:c="30"/>"AssetId": "99407",</text:p>
      <text:p text:style-name="P2"><text:s text:c="30"/>"CustomerCode": "MBIT",</text:p>
      <text:p text:style-name="P2"><text:s text:c="30"/>"Eventtimestamp": "12/12/2019 07:24:24 ",</text:p>
      <text:p text:style-name="P2"><text:s text:c="30"/>"xMagnitude":0,</text:p>
      <text:p text:style-name="P2"><text:s text:c="30"/>"yMagnitude":0,</text:p>
      <text:p text:style-name="P2"><text:s text:c="30"/>"zMagnitude":0,</text:p>
      <text:p text:style-name="P2"><text:s text:c="30"/>"Pressure":0,</text:p>
      <text:p text:style-name="P2"><text:s text:c="30"/>"Altitude":0,</text:p>
      <text:p text:style-name="P2"><text:s text:c="30"/>"Temperature":0.000000,</text:p>
      <text:p text:style-name="P2"><text:s text:c="30"/>"Humidity":0</text:p>
      <text:p text:style-name="P2"><text:s text:c="27"/>},</text:p>
      <text:p text:style-name="P2"><text:s text:c="25"/>{ "imei": "867144030101115",</text:p>
      <text:p text:style-name="P2"><text:s text:c="29"/>"AssetClassCode": "MBIT IoT Gateway",</text:p>
      <text:p text:style-name="P2"><text:s text:c="29"/>"AssetId": "99407",</text:p>
      <text:p text:style-name="P2"><text:s text:c="29"/>"CustomerCode": "MBIT",</text:p>
      <text:p text:style-name="P2"><text:s text:c="28"/>"Eventtimestamp": "12/12/2019 07:24:29 ",</text:p>
      <text:p text:style-name="P2"><text:s text:c="28"/>"xMagnitude":0,</text:p>
      <text:p text:style-name="P2"><text:s text:c="28"/>"yMagnitude":0,</text:p>
      <text:p text:style-name="P2"><text:s text:c="28"/>"zMagnitude":0,</text:p>
      <text:p text:style-name="P2"><text:s text:c="28"/>"Pressure":0,</text:p>
      <text:p text:style-name="P2"><text:s text:c="27"/>"Altitude":0,</text:p>
      <text:p text:style-name="P2"><text:s text:c="28"/>"Temperature":0.000000,</text:p>
      <text:p text:style-name="P2"><text:s text:c="28"/>"Humidity":0</text:p>
      <text:p text:style-name="P2"><text:s text:c="29"/>},</text:p>
      <text:p text:style-name="P2"><text:s text:c="24"/>{ "imei": "867144030101115",</text:p>
      <text:p text:style-name="P2"><text:tab/><text:tab/> <text:s text:c="3"/>"AssetClassCode": "MBIT IoT Gateway",</text:p>
      <text:p text:style-name="P2"><text:tab/><text:tab/> <text:s text:c="3"/>"AssetId": "99407",</text:p>
      <text:p text:style-name="P2"><text:tab/><text:tab/> <text:s text:c="3"/>"CustomerCode": "MBIT",</text:p>
      <text:p text:style-name="P2"><text:tab/><text:tab/> <text:s text:c="3"/>"Eventtimestamp": "12/12/2019 07:24:34 ",</text:p>
      <text:p text:style-name="P2"><text:s/><text:tab/><text:tab/> <text:s text:c="3"/>"xMagnitude":0,</text:p>
      <text:p text:style-name="P2"><text:tab/><text:tab/> <text:s text:c="3"/>"yMagnitude":0,</text:p>
      <text:p text:style-name="P2"><text:tab/><text:tab/> <text:s text:c="3"/>"zMagnitude":0,</text:p>
      <text:p text:style-name="P2"><text:s text:c="28"/>"Pressure":0,</text:p>
      <text:p text:style-name="P2"><text:s text:c="27"/>"Altitude":0, </text:p>
      <text:p text:style-name="P2"><text:s text:c="27"/>"Temperature":0.000000,</text:p>
      <text:p text:style-name="P2"><text:s text:c="27"/>"Humidity":0</text:p>
      <text:p text:style-name="P2"><text:s text:c="25"/>}</text:p>
      <text:p text:style-name="P2"><text:s text:c="13"/>]</text:p>
      <text:p text:style-name="P2">} </text:p>
      <text:p text:style-name="P2"/>
      <text:p text:style-name="P4">{"sensor_data":[{"imei": "867144030101115","AssetClassCode": "MBIT IoT Gateway","AssetId": "99407","CustomerCode": "MBIT","Eventtimestamp": "12/12/2019 07:24:09 ","xMagnitude":0,"yMagnitude":0,"zMagnitude":0,"Pressure":0,"Altitude":0,"Temperature":0.000000,"Humidity":0},{"imei": "867144030101115","AssetClassCode": "MBIT IoT Gateway","AssetId": "99407","CustomerCode": "MBIT","Eventtimestamp": "12/12/2019 07:24:14 ","xMagnitude":0,"yMagnitude":0,"zMagnitude":0,"Pressure":0,"Altitude":0,"Temperature":0.000000,"Humidity":0},{"imei": "867144030101115","AssetClassCode": "MBIT IoT Gateway","AssetId": "99407","CustomerCode": "MBIT","Eventtimestamp": "12/12/2019 07:24:19 ","xMagnitude":0,"yMagnitude":0,"zMagnitude":0,"Pressure":0,"Altitude":0,"Temperature":0.000000,"Humidity":0},{"imei": "867144030101115","AssetClassCode": "MBIT IoT <text:soft-page-break/>Gateway","AssetId": "99407","CustomerCode": "MBIT","Eventtimestamp": "12/12/2019 07:24:24 ","xMagnitude":0,"yMagnitude":0,"zMagnitude":0,"Pressure":0,"Altitude":0,"Temperature":0.000000,"Humidity":0},{"imei": "867144030101115","AssetClassCode": "MBIT IoT Gateway","AssetId": "99407","CustomerCode": "MBIT","Eventtimestamp": "12/12/2019 07:24:29 ","xMagnitude":0,"yMagnitude":0,"zMagnitude":0,"Pressure":0,"Altitude":0,"Temperature":0.000000,"Humidity":0},{"imei": "867144030101115","AssetClassCode": "MBIT IoT Gateway","AssetId": "99407","CustomerCode": "MBIT","Eventtimestamp": "12/12/2019 07:24:34 ","xMagnitude":0,"yMagnitude":0,"zMagnitude":0,"Pressure":0,"Altitude":0,"Temperature":0.000000,"Humidity":0}]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09:11.854574922</meta:creation-date>
    <meta:editing-duration>PT11S</meta:editing-duration>
    <meta:editing-cycles>3</meta:editing-cycles>
    <meta:generator>LibreOffice/4.2.8.2$Linux_X86_64 LibreOffice_project/420m0$Build-2</meta:generator>
    <dc:date>2019-12-13T10:43:56.472005896</dc:date>
    <meta:document-statistic meta:table-count="0" meta:image-count="0" meta:object-count="0" meta:page-count="3" meta:paragraph-count="89" meta:word-count="229" meta:character-count="5549" meta:non-whitespace-character-count="3131"/>
  </office:meta>
</office:document-meta>
</file>